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line-height="100%" fo:text-align="end" style:justify-single-word="false" style:writing-mode="rl-tb"/>
      <style:text-properties style:font-name="Liberation Sans1" fo:font-size="12pt" officeooo:paragraph-rsid="06ea0c04" style:font-size-asian="12pt" style:font-name-complex="David CLM" style:font-size-complex="12pt"/>
    </style:style>
    <style:style style:name="P4"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6e9eb07" officeooo:paragraph-rsid="06ea0c04" style:font-size-asian="12pt" style:font-name-complex="David CLM" style:font-size-complex="12pt"/>
    </style:style>
    <style:style style:name="P5"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e928d1" style:font-size-asian="12pt" style:font-name-complex="David CLM" style:font-size-complex="12pt"/>
    </style:style>
    <style:style style:name="P6"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74256" style:font-size-asian="12pt" style:font-name-complex="David CLM" style:font-size-complex="12pt"/>
    </style:style>
    <style:style style:name="P7"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6f8ab52" style:font-size-asian="12pt" style:font-name-complex="David CLM" style:font-size-complex="12pt"/>
    </style:style>
    <style:style style:name="P8"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paragraph-rsid="07034f66" style:font-size-asian="12pt" style:font-name-complex="David CLM" style:font-size-complex="12pt"/>
    </style:style>
    <style:style style:name="P9"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20978" style:font-size-asian="12pt" style:font-name-complex="David CLM" style:font-size-complex="12pt"/>
    </style:style>
    <style:style style:name="P10"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font-name="David CLM" fo:font-size="12pt" officeooo:rsid="06f20978" officeooo:paragraph-rsid="06f42392" style:font-size-asian="12pt" style:font-name-complex="David CLM" style:font-size-complex="12pt"/>
    </style:style>
    <style:style style:name="P11" style:family="paragraph" style:parent-style-name="Default_7e_LT_7e_Gliederung_20_1">
      <style:paragraph-properties fo:margin-top="0.1965in" fo:margin-bottom="0in" loext:contextual-spacing="false" fo:line-height="100%"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2"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6f20978"/>
    </style:style>
    <style:style style:name="P13" style:family="paragraph" style:parent-style-name="Default_7e_LT_7e_Gliederung_20_1">
      <style:paragraph-properties fo:margin-top="0.1965in" fo:margin-bottom="0in" loext:contextual-spacing="false" fo:line-height="100%" fo:text-align="end" style:justify-single-word="false" style:writing-mode="rl-tb"/>
      <style:text-properties officeooo:paragraph-rsid="07034f66"/>
    </style:style>
    <style:style style:name="P14" style:family="paragraph" style:parent-style-name="Default_7e_LT_7e_Gliederung_20_1">
      <style:paragraph-properties fo:margin-top="0.1965in" fo:margin-bottom="0in" loext:contextual-spacing="false" fo:line-height="100%" fo:text-align="end" style:justify-single-word="false" style:writing-mode="rl-tb"/>
      <style:text-properties officeooo:rsid="06f9ec6e" officeooo:paragraph-rsid="06f9ec6e"/>
    </style:style>
    <style:style style:name="P15" style:family="paragraph" style:parent-style-name="Text_20_body">
      <style:paragraph-properties fo:line-height="100%"/>
      <style:text-properties style:font-name="David CLM" officeooo:rsid="02d00e5f" officeooo:paragraph-rsid="032aa1da" style:font-name-complex="David CLM"/>
    </style:style>
    <style:style style:name="P16" style:family="paragraph" style:parent-style-name="Default_7e_LT_7e_Gliederung_20_1">
      <style:paragraph-properties fo:margin-top="0in" fo:margin-bottom="0in" loext:contextual-spacing="false" fo:line-height="100%" fo:text-align="end" style:justify-single-word="false" style:writing-mode="rl-tb"/>
      <style:text-properties officeooo:paragraph-rsid="06ea0c04"/>
    </style:style>
    <style:style style:name="P17"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ea0c04" officeooo:paragraph-rsid="06ea0c04" style:letter-kerning="true" style:font-size-asian="12pt" style:font-style-asian="normal" style:font-weight-asian="normal" style:font-name-complex="David CLM" style:font-size-complex="12pt" style:font-style-complex="italic" style:text-emphasize="none"/>
    </style:style>
    <style:style style:name="P18" style:family="paragraph" style:parent-style-name="Default_7e_LT_7e_Gliederung_20_1">
      <style:paragraph-properties fo:margin-top="0in" fo:margin-bottom="0in" loext:contextual-spacing="false" fo:line-height="100%"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19"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0" style:family="paragraph" style:parent-style-name="Heading_20_2">
      <style:paragraph-properties fo:line-height="100%"/>
      <style:text-properties style:font-name="David CLM" style:font-name-complex="David CLM"/>
    </style:style>
    <style:style style:name="P21"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2"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9eb07"/>
    </style:style>
    <style:style style:name="P23" style:family="paragraph" style:parent-style-name="Default_7e_LT_7e_Gliederung_20_1" style:list-style-name="L1">
      <style:paragraph-properties fo:margin-top="0in" fo:margin-bottom="0in" loext:contextual-spacing="false" fo:line-height="100%" fo:text-align="end" style:justify-single-word="false" style:writing-mode="rl-tb"/>
      <style:text-properties officeooo:paragraph-rsid="06ea0c04"/>
    </style:style>
    <style:style style:name="P24" style:family="paragraph" style:parent-style-name="Default_7e_LT_7e_Gliederung_20_1" style:list-style-name="L2">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25"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6" style:family="paragraph" style:parent-style-name="Default_7e_LT_7e_Gliederung_20_1" style:list-style-name="L2">
      <style:paragraph-properties fo:margin-left="0.7874in" fo:margin-right="0in" fo:text-align="end" style:justify-single-word="false" fo:text-indent="0in" style:auto-text-indent="false" style:writing-mode="rl-tb"/>
      <style:text-properties fo:color="#0000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27" style:family="paragraph" style:parent-style-name="Heading_20_1">
      <style:paragraph-properties fo:margin-top="0.1965in" fo:margin-bottom="0in" loext:contextual-spacing="false" fo:line-height="100%" fo:text-align="end" style:justify-single-word="false" style:writing-mode="rl-tb"/>
      <style:text-properties style:font-name="David CLM" officeooo:rsid="06e928d1" officeooo:paragraph-rsid="06e928d1" style:font-name-complex="David CLM"/>
    </style:style>
    <style:style style:name="P28" style:family="paragraph" style:parent-style-name="Text_20_body">
      <style:paragraph-properties fo:margin-top="0.1965in" fo:margin-bottom="0in" loext:contextual-spacing="false" fo:line-height="100%" fo:text-align="end" style:justify-single-word="false" style:writing-mode="rl-tb"/>
      <style:text-properties style:text-position="9% 100%" style:font-name="Liberation Sans1" fo:font-size="12pt" officeooo:rsid="070ffe80" officeooo:paragraph-rsid="070ffe80" style:font-size-asian="12pt" style:font-name-complex="David CLM" style:font-size-complex="12pt"/>
    </style:style>
    <style:style style:name="P29"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6edb803" officeooo:paragraph-rsid="070e7259" style:font-size-asian="12pt" style:font-name-complex="David CLM" style:font-size-complex="12pt"/>
    </style:style>
    <style:style style:name="P30"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0ffe80" officeooo:paragraph-rsid="070ffe80" style:font-size-asian="12pt" style:font-name-complex="David CLM" style:font-size-complex="12pt"/>
    </style:style>
    <style:style style:name="P31" style:family="paragraph" style:parent-style-name="Text_20_body">
      <style:paragraph-properties fo:margin-top="0.1965in" fo:margin-bottom="0in" loext:contextual-spacing="false" fo:line-height="100%" fo:text-align="end" style:justify-single-word="false" style:writing-mode="rl-tb"/>
      <style:text-properties style:use-window-font-color="true" style:font-name="David CLM" fo:font-size="12pt" officeooo:rsid="06e928d1" officeooo:paragraph-rsid="070e7259" style:font-size-asian="12pt" style:font-name-complex="David CLM" style:font-size-complex="12pt"/>
    </style:style>
    <style:style style:name="P32" style:family="paragraph" style:parent-style-name="Text_20_body">
      <style:paragraph-properties fo:margin-top="0.1965in" fo:margin-bottom="0in" loext:contextual-spacing="false" fo:line-height="100%" fo:text-align="end" style:justify-single-word="false" style:writing-mode="rl-tb"/>
      <style:text-properties style:use-window-font-color="true" style:font-name="David CLM" fo:font-size="12pt" officeooo:rsid="06ea57d1" officeooo:paragraph-rsid="070e7259" style:font-size-asian="12pt" style:font-name-complex="David CLM" style:font-size-complex="12pt"/>
    </style:style>
    <style:style style:name="T1"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fc78dd"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6fdda70"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6fef820"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700b0e7"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701cd17"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7034f66"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0"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1"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2"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4"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5"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26"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3"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35"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name-complex="David CLM" style:text-emphasize="none"/>
    </style:style>
    <style:style style:name="T36" style:family="text">
      <style:text-properties style:use-window-font-color="true"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37" style:family="text">
      <style:text-properties style:use-window-font-color="true"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38"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font-name-complex="David CLM" style:text-emphasize="none"/>
    </style:style>
    <style:style style:name="T39" style:family="text">
      <style:text-properties style:use-window-font-color="true"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font-name-complex="David CLM" style:text-emphasize="none"/>
    </style:style>
    <style:style style:name="T40" style:family="text">
      <style:text-properties style:use-window-font-color="true" style:text-outline="false" style:text-line-through-style="none" style:text-line-through-type="none" style:font-name="David CLM" fo:font-style="italic" fo:text-shadow="none" style:text-underline-style="none" fo:font-weight="normal" style:letter-kerning="true" style:font-style-asian="italic" style:font-weight-asian="normal" style:font-style-complex="italic" style:text-emphasize="none"/>
    </style:style>
    <style:style style:name="T41" style:family="text">
      <style:text-properties style:use-window-font-color="true"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font-name-complex="David CLM" style:text-emphasize="none"/>
    </style:style>
    <style:style style:name="T42"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43" style:family="text">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44" style:family="text">
      <style:text-properties officeooo:rsid="070d3f0b"/>
    </style:style>
    <style:style style:name="T45" style:family="text">
      <style:text-properties style:text-position="9% 100%"/>
    </style:style>
    <style:style style:name="T46" style:family="text">
      <style:text-properties style:text-position="9% 100%" officeooo:rsid="06edb803"/>
    </style:style>
    <style:style style:name="T47" style:family="text">
      <style:text-properties style:text-position="9% 100%" officeooo:rsid="070ddfaf"/>
    </style:style>
    <style:style style:name="T48" style:family="text">
      <style:text-properties style:text-position="9% 100%" officeooo:rsid="070e7259"/>
    </style:style>
    <style:style style:name="T49" style:family="text">
      <style:text-properties officeooo:rsid="070e7259"/>
    </style:style>
    <style:style style:name="T50" style:family="text">
      <style:text-properties officeooo:rsid="06ad59d3"/>
    </style:style>
    <style:style style:name="T51" style:family="text">
      <style:text-properties officeooo:rsid="070ffe80"/>
    </style:style>
    <style:style style:name="T5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חלוקה הוגנת <text:span text:style-name="T44">עם שיתוף מינימלי</text:span></text:h>
      <text:p text:style-name="P31"><text:span text:style-name="T48">עד עכשיו ראינו כמה דרכים להתמודד עם חלוקה הוגנת של חפצים בדידים:</text:span></text:p>
      <text:p text:style-name="P32"><text:span text:style-name="T45">(1) שימוש בכסף כדי למנוע קנאה - ראינו דוגמה לזה בבעיית חלוקת שכר-הדירה.</text:span></text:p>
      <text:p text:style-name="P29"><text:span text:style-name="T45">(</text:span><text:span text:style-name="T49">2</text:span><text:span text:style-name="T45">) </text:span><text:span text:style-name="T49">חלוקה הוגנת-בקירוב – אלגוריתם מעגלי-הקנאה</text:span><text:span text:style-name="T45">.</text:span></text:p>
      <text:p text:style-name="P32"><text:span text:style-name="T45">(3) </text:span><text:span text:style-name="T46">חלוקה בגורל - שיטה מעניינת ומעשית, החל מחלוקת ארץ ישראל בימי משה רבנו ויהושע בן-נון, ועד ל"מחיר למשתכן" בימי משה כחלון. דיון בשיטה זו דורש ידע </text:span><text:span text:style-name="T47">רב</text:span><text:span text:style-name="T46"> בהסתברות, ולכן נשאיר</text:span><text:span text:style-name="T47">ו </text:span><text:span text:style-name="T46">לקורס אחר.</text:span></text:p>
      <text:p text:style-name="P30">אבל מה אם אנחנו לא רוצים להשתמש בכסף (למשל משיקולי מס), והחפצים יקרים מכדי שיהיה אפשר להסתפק בהגינות "בערך" או בהגרלה?</text:p>
      <text:p text:style-name="P30">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ץ </text:p>
      <text:p text:style-name="P30">כיוון ששיתוף הוא דבר יקר ולא נוח, אנחנו רוצים לשתף כמה שפחות, והשאלה היא – <text:span text:style-name="T52">מהו המספר הקטן ביותר של חפצים שצריך לשתף, על-מנת להשיג חלוקה הוגנת ויעילה?</text:span></text:p>
      <text:p text:style-name="P28">אנחנו נלמד היום על אלגוריתם לחלוקה הוגנת בין שני אנשים, שמצליח לשתף <text:span text:style-name="T52">חפץ אחד </text:span>לכל היותר – המינימום האפשרי.</text:p>
      <text:p text:style-name="P4"><text:span text:style-name="T51">האלגוריתם </text:span>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3"><text:span text:style-name="T41">האלגוריתם מתייחס ל</text:span><text:span text:style-name="T35">שני שותפים</text:span><text:span text:style-name="T36">/בני זוג</text:span><text:span text:style-name="T38"> </text:span><text:span text:style-name="T39">הרוצים להיפרד </text:span><text:span text:style-name="T38">(</text:span><text:span text:style-name="T39">לצורך הדיון נקרא להם "</text:span><text:span text:style-name="T38">דונאלד</text:span><text:span text:style-name="T39">"</text:span><text:span text:style-name="T38"> ו</text:span><text:span text:style-name="T39">"</text:span><text:span text:style-name="T38">איואנה</text:span><text:span text:style-name="T39">"</text:span><text:span text:style-name="T38">)</text:span><text:span text:style-name="T35">.</text:span><text:span text:style-name="T36"> יש </text:span><text:span text:style-name="T37">m</text:span><text:span text:style-name="T38"> </text:span><text:span text:style-name="T35">חפצים או נושאים שיש עליהם מחלוקת</text:span><text:span text:style-name="T36">. </text:span><text:span text:style-name="T35">כל שותף מייחס ערך </text:span><text:span text:style-name="T36">שונה </text:span><text:span text:style-name="T35">לכל נושא</text:span><text:span text:style-name="T36">; הערכים נמדדים באחוזים (כך שעבור כל שותף, סכום הערכים של כל החפצים הוא 100). </text:span><text:span text:style-name="T35">האתגר </text:span><text:span text:style-name="T36">הוא</text:span><text:span text:style-name="T35"> להחליט מי יקבל כל חפץ/נושא כך ש</text:span><text:span text:style-name="T36">יתקיימו התכונות הבאות:</text:span></text:p>
      <text:list xml:id="list1321822011" text:style-name="L1">
        <text:list-item>
          <text:p text:style-name="P22"><text:span text:style-name="T28">אין </text:span><text:span text:style-name="T27">קנאה</text:span><text:span text:style-name="T28">;</text:span></text:p>
        </text:list-item>
        <text:list-item>
          <text:p text:style-name="P22"><text:span text:style-name="T27">התוצאה </text:span><text:span text:style-name="T28">היא </text:span><text:span text:style-name="T27">יעילה</text:span><text:span text:style-name="T28">-</text:span><text:span text:style-name="T27">פארטו</text:span><text:span text:style-name="T28">;</text:span></text:p>
        </text:list-item>
        <text:list-item>
          <text:p text:style-name="P23"><text:span text:style-name="T28">צריך </text:span><text:span text:style-name="T27">לחתוך חפץ אחד לכל היותר.</text:span></text:p>
        </text:list-item>
      </text:list>
      <text:p text:style-name="P17"/>
      <text:p text:style-name="P16"><text:span text:style-name="T34">ניסיון ראשון</text:span><text:span text:style-name="T29">: נסדר את כל הנושאים בשורה ונתייחס אליהם כמו עוגה. נבקש מדונאלד לחתוך ומאיואנה לבחור (או להיפך). בשיטה זו </text:span><text:span text:style-name="T27">אין קנאה</text:span><text:span text:style-name="T29">, ולכל היותר</text:span><text:span text:style-name="T27"> חפץ אחד נחתך</text:span><text:span text:style-name="T29">. אבל החלוקה לא בהכרח יעילה פארטו (קל למצוא דוגמאות לכך).</text:span></text:p>
      <text:p text:style-name="P18"/>
      <text:p text:style-name="P16"><text:span text:style-name="T34">ניסיון שני</text:span><text:span text:style-name="T29">: </text:span><text:span text:style-name="T27">כל חפץ נמסר למי </text:span><text:span text:style-name="T29">שמייחס לו את הניקוד הגבוה ביותר. החלוקה ממקסמת את סכום הערכים, ולכן היא יעילה פארטו (כמו שהוכחנו בעבר), אבל יש קנאה (קל למצוא דוגמאות לכך).</text:span></text:p>
      <text:p text:style-name="P5"><text:span text:style-name="T24">ניסיון שלישי</text:span><text:span text:style-name="T13">: </text:span><text:span text:style-name="T14">נתייחס לנושאים כמו לסחורות, ונמצא חלוקה הממקסמת את </text:span><text:span text:style-name="T13">מכפלת הערכים.</text:span><text:span text:style-name="T14"> כפי שהוכחנו, החלוקה תהיה ללא קנאה וגם יעילה </text:span><text:span text:style-name="T3">פארטו; אבל</text:span><text:span text:style-name="T4">,</text:span><text:span text:style-name="T3"> לא </text:span><text:span text:style-name="T4">לגמרי </text:span><text:span text:style-name="T3">ברור כמה חפצים נחתכים.</text:span><text:span text:style-name="T4"> </text:span><text:span text:style-name="T3">בנוסף, </text:span><text:span text:style-name="T4">כדי לחשב את החלוקה צריך להשתמש ב Mathematica, ואנחנו מחפשים תהליך פשוט שכל אדם יכול להריץ עם נייר ועט.</text:span></text:p>
      <text:p text:style-name="Heading_20_2"><text:span text:style-name="T4">א</text:span><text:span text:style-name="T3">לגוריתם המנצח המתוקן</text:span></text:p>
      <text:p text:style-name="P9"><text:span text:style-name="T12">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15"> התיאור כאן שונה ופשוט יותר מהתיאור המקורי.</text:span></text:p>
      <text:p text:style-name="P10"><text:span text:style-name="T12">צעד </text:span><text:span text:style-name="T16">א</text:span><text:span text:style-name="T12">. עבור כל חפץ, חשב את </text:span><text:span text:style-name="T26">יחס הניקוד</text:span><text:span text:style-name="T12"> בין </text:span><text:span text:style-name="T17">דונאלד לאיואנה. </text:span><text:span text:style-name="T12">סדר </text:span><text:span text:style-name="T15">את החפצים </text:span><text:span text:style-name="T12">מימין לשמאל </text:span><text:span text:style-name="T25">בסדר עולה </text:span><text:span text:style-name="T20">של </text:span><text:span text:style-name="T19">יחס זה - כך שבצד ימין נמצאים החפצים </text:span><text:span text:style-name="T21">שאיואנה מייחסת להם ניקוד גבוה יותר, </text:span><text:span text:style-name="T19">ובצד שמאל - החפצים </text:span><text:span text:style-name="T21">שדונאלד </text:span><text:span text:style-name="T19">מייחס להם ערך גבוה יותר.</text:span></text:p>
      <text:p text:style-name="P11">צעד ב. איתחול: תן את כל החפצים לדונאלד.</text:p>
      <text:p text:style-name="P6"><text:span text:style-name="T22">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3"> </text:span><text:span text:style-name="T18">אם הסכומים של שני השחקנים שוים - סיים. </text:span></text:p>
      <text:p text:style-name="P12"><text:span text:style-name="T42">צעד </text:span><text:span text:style-name="T43">ד</text:span><text:span text:style-name="T27">. אם </text:span><text:span text:style-name="T30">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4"><text:span text:style-name="T30">ל</text:span><text:span text:style-name="T27">הדגמה, ראו בגליון </text:span><text:span text:style-name="T31">האלקטרוני</text:span><text:span text:style-name="T27">winner.ods.</text:span></text:p>
      <text:p text:style-name="P7"><text:span text:style-name="T23">משפט</text:span><text:span text:style-name="T13">: אלגוריתם “המנצח המתוקן” מחזיר תמיד חלוקה יעילה פארטו.</text:span></text:p>
      <text:p text:style-name="P8"><text:span text:style-name="T11">הוכחה</text:span><text:span text:style-name="T3">: יהי r יחס-הניקוד של החפץ </text:span><text:span text:style-name="T7">שנחתך (או, אם אף חפץ לא נחתך - החפץ האחרון שהועבר מדונאלד לאיואנה).</text:span><text:span text:style-name="T10"> </text:span><text:span text:style-name="T3">נכפיל את הניקוד של </text:span><text:span text:style-name="T6">איואנה </text:span><text:span text:style-name="T3">ב-r. עכשיו</text:span><text:span text:style-name="T7">,</text:span><text:span text:style-name="T3"> בחלוקה הסופית, כל חפץ נמסר למי שנותן לו ניקוד מירבי</text:span><text:span text:style-name="T8"> (ראו דוגמה בגליון </text:span><text:span text:style-name="T9">הנ"ל</text:span><text:span text:style-name="T8">).</text:span><text:span text:style-name="T10"> <text:s/></text:span><text:span text:style-name="T3">מכאן</text:span><text:span text:style-name="T5">,</text:span><text:span text:style-name="T3"> </text:span><text:span text:style-name="T5">ש</text:span><text:span text:style-name="T3">החלוקה הסופית ממקסמת </text:span><text:span text:style-name="T10">את ה</text:span><text:span text:style-name="T3">סכום: <text:s/>r*v[loser] + v[winner].</text:span><text:span text:style-name="T10"> <text:s/>כפי שהוכחנו בהרצאה קודמת, חלוקה הממקסמת סכום היא יעילה פארטו. ***</text:span></text:p>
      <text:p text:style-name="P8"><text:span text:style-name="T11">משפט</text:span><text:span text:style-name="T3">: אלגוריתם “המנצח המתוקן” מחזיר תמיד חלוקה ללא קנאה.</text:span></text:p>
      <text:p text:style-name="P13"><text:span text:style-name="T33">הוכחה</text:span><text:span text:style-name="T27">: לשני השותפים ניקוד שווה. </text:span><text:span text:style-name="T32"><text:s/></text:span><text:span text:style-name="T27">אילו הניקוד היה קטן מ-50, הם היו יכולים להתחלף וזה היה שיפור פארטו – סתירה למשפט הקודם. ***</text:span></text:p>
      <text:p text:style-name="P19"/>
      <text:p text:style-name="P20">מקורות</text:p>
      <text:list xml:id="list3703166390" text:style-name="L2">
        <text:list-item>
          <text:p text:style-name="P24"><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25">הקורס של ויליאם גסרך – כולל מצגות סטודנטים על יישומים של האלגוריתם במקרים שונים:http://www.cs.umd.edu/~gasarch/COURSES/209/S15</text:p>
          <text:list>
            <text:list-item>
              <text:p text:style-name="P26">מצגת על דונאלד ואיואנה: http://www.cs.umd.edu/~gasarch/COURSES/209/S15/trump.pptx</text:p>
            </text:list-item>
          </text:list>
        </text:list-item>
        <text:list-item>
          <text:p text:style-name="P25">האתר של אוניברסיטת ניו-יורק – כולל הדגמה חיה ואפשרות לשלם כדי לקבל הסכם פורמלי:http://www.nyu.edu/projects/adjustedwinner/</text:p>
        </text:list-item>
        <text:list-item>
          <text:p text:style-name="P25">http://fairoutcomes.com/fd.html</text:p>
        </text:list-item>
      </text:list>
      <text:p text:style-name="P21"/>
      <text:p text:style-name="P15">סיכם: אראל סגל-הלוי.</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0-24T21:24:29.041473192</dc:date>
    <meta:editing-duration>P14DT19H20M22S</meta:editing-duration>
    <meta:editing-cycles>1610</meta:editing-cycles>
    <dc:creator>Erel Segal-Halevi</dc:creator>
    <meta:document-statistic meta:table-count="0" meta:image-count="0" meta:object-count="0" meta:page-count="1" meta:paragraph-count="37" meta:word-count="725" meta:character-count="4289" meta:non-whitespace-character-count="3597"/>
  </office:meta>
</office:document-meta>
</file>